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activists_Fraction of hateful persons" table:style-name="ta1">
        <table:shapes>
          <draw:frame draw:z-index="0" draw:style-name="gr1" draw:text-style-name="P1" svg:width="6.2988in" svg:height="3.5429in" svg:x="6.3591in" svg:y="0.0394in">
            <draw:object draw:notify-on-update-of-ranges="'summary_counter_activists_Fraction of hateful persons'.A2:'summary_counter_activists_Fraction of hateful persons'.A7 'summary_counter_activists_Fraction of hateful persons'.B1:'summary_counter_activists_Fraction of hateful persons'.B1 'summary_counter_activists_Fraction of hateful persons'.B2:'summary_counter_activists_Fraction of hateful persons'.B7 'summary_counter_activists_Fraction of hateful persons'.C1:'summary_counter_activists_Fraction of hateful persons'.C1 'summary_counter_activists_Fraction of hateful persons'.C2:'summary_counter_activists_Fraction of hateful persons'.C7 'summary_counter_activists_Fraction of hateful persons'.D1:'summary_counter_activists_Fraction of hateful persons'.D1 'summary_counter_activists_Fraction of hateful persons'.D2:'summary_counter_activists_Fraction of hateful persons'.D7 'summary_counter_activists_Fraction of hateful persons'.E1:'summary_counter_activists_Fraction of hateful persons'.E1 'summary_counter_activists_Fraction of hateful persons'.E2:'summary_counter_activists_Fraction of hateful persons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3591in" svg:y="4.6614in">
            <draw:object draw:notify-on-update-of-ranges="'summary_counter_activists_Fraction of hateful persons'.A28:'summary_counter_activists_Fraction of hateful persons'.A36 'summary_counter_activists_Fraction of hateful persons'.B27:'summary_counter_activists_Fraction of hateful persons'.B27 'summary_counter_activists_Fraction of hateful persons'.B28:'summary_counter_activists_Fraction of hateful persons'.B36 'summary_counter_activists_Fraction of hateful persons'.C27:'summary_counter_activists_Fraction of hateful persons'.C27 'summary_counter_activists_Fraction of hateful persons'.C28:'summary_counter_activists_Fraction of hateful persons'.C36 'summary_counter_activists_Fraction of hateful persons'.D27:'summary_counter_activists_Fraction of hateful persons'.D27 'summary_counter_activists_Fraction of hateful persons'.D28:'summary_counter_activists_Fraction of hateful persons'.D36 'summary_counter_activists_Fraction of hateful persons'.E27:'summary_counter_activists_Fraction of hateful persons'.E27 'summary_counter_activists_Fraction of hateful persons'.E28:'summary_counter_activists_Fraction of hateful persons'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2.8335in" svg:x="0in" svg:y="6.9339in">
            <draw:object draw:notify-on-update-of-ranges="'summary_counter_activists_Fraction of hateful persons'.A2:'summary_counter_activists_Fraction of hateful persons'.A7 'summary_counter_activists_Fraction of hateful persons'.B1:'summary_counter_activists_Fraction of hateful persons'.B1 'summary_counter_activists_Fraction of hateful persons'.B2:'summary_counter_activists_Fraction of hateful persons'.B7 'summary_counter_activists_Fraction of hateful persons'.C1:'summary_counter_activists_Fraction of hateful persons'.C1 'summary_counter_activists_Fraction of hateful persons'.C2:'summary_counter_activists_Fraction of hateful persons'.C7 'summary_counter_activists_Fraction of hateful persons'.D1:'summary_counter_activists_Fraction of hateful persons'.D1 'summary_counter_activists_Fraction of hateful persons'.D2:'summary_counter_activists_Fraction of hateful persons'.D7 'summary_counter_activists_Fraction of hateful persons'.E1:'summary_counter_activists_Fraction of hateful persons'.E1 'summary_counter_activists_Fraction of hateful persons'.E2:'summary_counter_activists_Fraction of hateful persons'.E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setu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2" calcext:value-type="float">
            <text:p>0.0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1</text:p>
          </table:table-cell>
          <table:table-cell office:value-type="float" office:value="0.033710843373494" calcext:value-type="float">
            <text:p>0.033710843373494</text:p>
          </table:table-cell>
          <table:table-cell office:value-type="float" office:value="0.0319363636363636" calcext:value-type="float">
            <text:p>0.031936363636364</text:p>
          </table:table-cell>
          <table:table-cell office:value-type="float" office:value="0.044890977443609" calcext:value-type="float">
            <text:p>0.044890977443609</text:p>
          </table:table-cell>
          <table:table-cell office:value-type="float" office:value="0.0786704936854191" calcext:value-type="float">
            <text:p>0.0786704936854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2</text:p>
          </table:table-cell>
          <table:table-cell office:value-type="float" office:value="0.0261666666666667" calcext:value-type="float">
            <text:p>0.026166666666667</text:p>
          </table:table-cell>
          <table:table-cell office:value-type="float" office:value="0.0428810126582279" calcext:value-type="float">
            <text:p>0.042881012658228</text:p>
          </table:table-cell>
          <table:table-cell office:value-type="float" office:value="0.0531103074141049" calcext:value-type="float">
            <text:p>0.053110307414105</text:p>
          </table:table-cell>
          <table:table-cell office:value-type="float" office:value="0.0546277915632754" calcext:value-type="float">
            <text:p>0.054627791563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3</text:p>
          </table:table-cell>
          <table:table-cell office:value-type="float" office:value="0.0298655913978495" calcext:value-type="float">
            <text:p>0.02986559139785</text:p>
          </table:table-cell>
          <table:table-cell office:value-type="float" office:value="0.0310837209302326" calcext:value-type="float">
            <text:p>0.031083720930233</text:p>
          </table:table-cell>
          <table:table-cell office:value-type="float" office:value="0.0365862708719852" calcext:value-type="float">
            <text:p>0.036586270871985</text:p>
          </table:table-cell>
          <table:table-cell office:value-type="float" office:value="0.0565084745762712" calcext:value-type="float">
            <text:p>0.0565084745762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4</text:p>
          </table:table-cell>
          <table:table-cell office:value-type="float" office:value="0.0314896907216495" calcext:value-type="float">
            <text:p>0.03148969072165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500564373897707" calcext:value-type="float">
            <text:p>0.050056437389771</text:p>
          </table:table-cell>
          <table:table-cell office:value-type="float" office:value="0.0458041958041958" calcext:value-type="float">
            <text:p>0.045804195804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5</text:p>
          </table:table-cell>
          <table:table-cell office:value-type="float" office:value="0.0269375" calcext:value-type="float">
            <text:p>0.0269375</text:p>
          </table:table-cell>
          <table:table-cell office:value-type="float" office:value="0.0293793103448276" calcext:value-type="float">
            <text:p>0.029379310344828</text:p>
          </table:table-cell>
          <table:table-cell office:value-type="float" office:value="0.0404252491694352" calcext:value-type="float">
            <text:p>0.040425249169435</text:p>
          </table:table-cell>
          <table:table-cell office:value-type="float" office:value="0.0805450549450549" calcext:value-type="float">
            <text:p>0.080545054945055</text:p>
          </table:table-cell>
          <table:table-cell table:number-columns-repeated="10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änderlich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setups</text:p>
          </table:table-cell>
          <table:table-cell office:value-type="string" calcext:value-type="string">
            <text:p>500_2000</text:p>
          </table:table-cell>
          <table:table-cell office:value-type="string" calcext:value-type="string">
            <text:p>1000_2500</text:p>
          </table:table-cell>
          <table:table-cell office:value-type="string" calcext:value-type="string">
            <text:p>2000_3500</text:p>
          </table:table-cell>
          <table:table-cell office:value-type="string" calcext:value-type="string">
            <text:p>5000_6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2" calcext:value-type="float">
            <text:p>0.0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1</text:p>
          </table:table-cell>
          <table:table-cell office:value-type="float" office:value="0.033710843373494" calcext:value-type="float">
            <text:p>0.033710843373494</text:p>
          </table:table-cell>
          <table:table-cell office:value-type="float" office:value="0.0319363636363636" calcext:value-type="float">
            <text:p>0.031936363636364</text:p>
          </table:table-cell>
          <table:table-cell office:value-type="float" office:value="0.044890977443609" calcext:value-type="float">
            <text:p>0.044890977443609</text:p>
          </table:table-cell>
          <table:table-cell office:value-type="float" office:value="0.0786704936854191" calcext:value-type="float">
            <text:p>0.0786704936854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1-pref</text:p>
          </table:table-cell>
          <table:table-cell office:value-type="float" office:value="0.0304252873563218" calcext:value-type="float">
            <text:p>0.030425287356322</text:p>
          </table:table-cell>
          <table:table-cell office:value-type="float" office:value="0.0446536585365854" calcext:value-type="float">
            <text:p>0.044653658536585</text:p>
          </table:table-cell>
          <table:table-cell office:value-type="float" office:value="0.0342628571428571" calcext:value-type="float">
            <text:p>0.034262857142857</text:p>
          </table:table-cell>
          <table:table-cell office:value-type="float" office:value="0.0503811710677382" calcext:value-type="float">
            <text:p>0.0503811710677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2</text:p>
          </table:table-cell>
          <table:table-cell office:value-type="float" office:value="0.0298655913978495" calcext:value-type="float">
            <text:p>0.02986559139785</text:p>
          </table:table-cell>
          <table:table-cell office:value-type="float" office:value="0.0310837209302326" calcext:value-type="float">
            <text:p>0.031083720930233</text:p>
          </table:table-cell>
          <table:table-cell office:value-type="float" office:value="0.0365862708719852" calcext:value-type="float">
            <text:p>0.036586270871985</text:p>
          </table:table-cell>
          <table:table-cell office:value-type="float" office:value="0.0565084745762712" calcext:value-type="float">
            <text:p>0.0565084745762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2-pref</text:p>
          </table:table-cell>
          <table:table-cell office:value-type="float" office:value="0.0348695652173913" calcext:value-type="float">
            <text:p>0.034869565217391</text:p>
          </table:table-cell>
          <table:table-cell office:value-type="float" office:value="0.0303571428571429" calcext:value-type="float">
            <text:p>0.030357142857143</text:p>
          </table:table-cell>
          <table:table-cell office:value-type="float" office:value="0.046015037593985" calcext:value-type="float">
            <text:p>0.046015037593985</text:p>
          </table:table-cell>
          <table:table-cell office:value-type="float" office:value="0.0592982086406744" calcext:value-type="float">
            <text:p>0.0592982086406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3</text:p>
          </table:table-cell>
          <table:table-cell office:value-type="float" office:value="0.0261666666666667" calcext:value-type="float">
            <text:p>0.026166666666667</text:p>
          </table:table-cell>
          <table:table-cell office:value-type="float" office:value="0.0428810126582279" calcext:value-type="float">
            <text:p>0.042881012658228</text:p>
          </table:table-cell>
          <table:table-cell office:value-type="float" office:value="0.0531103074141049" calcext:value-type="float">
            <text:p>0.053110307414105</text:p>
          </table:table-cell>
          <table:table-cell office:value-type="float" office:value="0.0546277915632754" calcext:value-type="float">
            <text:p>0.054627791563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4</text:p>
          </table:table-cell>
          <table:table-cell office:value-type="float" office:value="0.0314896907216495" calcext:value-type="float">
            <text:p>0.03148969072165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500564373897707" calcext:value-type="float">
            <text:p>0.050056437389771</text:p>
          </table:table-cell>
          <table:table-cell office:value-type="float" office:value="0.0458041958041958" calcext:value-type="float">
            <text:p>0.045804195804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4-pref</text:p>
          </table:table-cell>
          <table:table-cell office:value-type="float" office:value="0.0269375" calcext:value-type="float">
            <text:p>0.0269375</text:p>
          </table:table-cell>
          <table:table-cell office:value-type="float" office:value="0.0293793103448276" calcext:value-type="float">
            <text:p>0.029379310344828</text:p>
          </table:table-cell>
          <table:table-cell office:value-type="float" office:value="0.0404252491694352" calcext:value-type="float">
            <text:p>0.040425249169435</text:p>
          </table:table-cell>
          <table:table-cell office:value-type="float" office:value="0.0805450549450549" calcext:value-type="float">
            <text:p>0.0805450549450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 4-pref-center</text:p>
          </table:table-cell>
          <table:table-cell office:value-type="float" office:value="0.0265360824742268" calcext:value-type="float">
            <text:p>0.026536082474227</text:p>
          </table:table-cell>
          <table:table-cell office:value-type="float" office:value="0.0370526315789474" calcext:value-type="float">
            <text:p>0.037052631578947</text:p>
          </table:table-cell>
          <table:table-cell office:value-type="float" office:value="0.0507142857142857" calcext:value-type="float">
            <text:p>0.050714285714286</text:p>
          </table:table-cell>
          <table:table-cell office:value-type="float" office:value="0.0671594202898551" calcext:value-type="float">
            <text:p>0.06715942028985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4:58:15.489230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0T15:00:03.523200009</dc:date>
    <meta:editing-duration>P1DT18H36M18S</meta:editing-duration>
    <meta:editing-cycles>6</meta:editing-cycles>
    <meta:generator>LibreOffice/7.0.5.2$Linux_X86_64 LibreOffice_project/00$Build-2</meta:generator>
    <meta:document-statistic meta:table-count="1" meta:cell-count="8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454cm" style:legend-expansion="high" chart:style-name="ch2"/>
        <chart:plot-area chart:style-name="ch3" table:cell-range-address="'summary_counter_activists_Fraction of hateful persons'.A1:'summary_counter_activists_Fraction of hateful persons'.E7" chart:data-source-has-labels="both" svg:x="1.331cm" svg:y="0.18cm" svg:width="12.264cm" svg:height="8.64cm">
          <chart:coordinate-region svg:x="2.243cm" svg:y="0.379cm" svg:width="10.781cm" svg:height="7.794cm"/>
          <chart:axis chart:dimension="x" chart:name="primary-x" chart:style-name="ch4" chartooo:axis-type="auto">
            <chartooo:date-scale/>
            <chart:categories table:cell-range-address="'summary_counter_activists_Fraction of hateful persons'.A2:'summary_counter_activists_Fraction of hateful persons'.A7"/>
          </chart:axis>
          <chart:axis chart:dimension="y" chart:name="primary-y" chart:style-name="ch4">
            <chart:title svg:x="0.451cm" svg:y="6.237cm" chart:style-name="ch5">
              <text:p>fraction hateful persons</text:p>
            </chart:title>
            <chart:grid chart:style-name="ch6" chart:class="major"/>
          </chart:axis>
          <chart:series chart:style-name="ch7" chart:values-cell-range-address="'summary_counter_activists_Fraction of hateful persons'.B2:'summary_counter_activists_Fraction of hateful persons'.B7" chart:label-cell-address="'summary_counter_activists_Fraction of hateful persons'.B1:'summary_counter_activists_Fraction of hateful persons'.B1" chart:class="chart:line">
            <chart:data-point chart:repeated="6"/>
          </chart:series>
          <chart:series chart:style-name="ch8" chart:values-cell-range-address="'summary_counter_activists_Fraction of hateful persons'.C2:'summary_counter_activists_Fraction of hateful persons'.C7" chart:label-cell-address="'summary_counter_activists_Fraction of hateful persons'.C1:'summary_counter_activists_Fraction of hateful persons'.C1" chart:class="chart:line">
            <chart:data-point chart:repeated="6"/>
          </chart:series>
          <chart:series chart:style-name="ch9" chart:values-cell-range-address="'summary_counter_activists_Fraction of hateful persons'.D2:'summary_counter_activists_Fraction of hateful persons'.D7" chart:label-cell-address="'summary_counter_activists_Fraction of hateful persons'.D1:'summary_counter_activists_Fraction of hateful persons'.D1" chart:class="chart:line">
            <chart:data-point chart:repeated="6"/>
          </chart:series>
          <chart:series chart:style-name="ch10" chart:values-cell-range-address="'summary_counter_activists_Fraction of hateful persons'.E2:'summary_counter_activists_Fraction of hateful persons'.E7" chart:label-cell-address="'summary_counter_activists_Fraction of hateful persons'.E1:'summary_counter_activists_Fraction of hateful persons'.E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summary_counter_activists_Fraction of hateful persons'.B1:'summary_counter_activists_Fraction of hateful persons'.B1</svg:desc>
                </draw:g>
              </table:table-cell>
              <table:table-cell office:value-type="string">
                <text:p>1000</text:p>
                <draw:g>
                  <svg:desc>'summary_counter_activists_Fraction of hateful persons'.C1:'summary_counter_activists_Fraction of hateful persons'.C1</svg:desc>
                </draw:g>
              </table:table-cell>
              <table:table-cell office:value-type="string">
                <text:p>2000</text:p>
                <draw:g>
                  <svg:desc>'summary_counter_activists_Fraction of hateful persons'.D1:'summary_counter_activists_Fraction of hateful persons'.D1</svg:desc>
                </draw:g>
              </table:table-cell>
              <table:table-cell office:value-type="string">
                <text:p>5000</text:p>
                <draw:g>
                  <svg:desc>'summary_counter_activists_Fraction of hateful persons'.E1:'summary_counter_activists_Fraction of hateful perso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'summary_counter_activists_Fraction of hateful persons'.A2:'summary_counter_activists_Fraction of hateful persons'.A7</svg:desc>
                </draw:g>
              </table:table-cell>
              <table:table-cell office:value-type="float" office:value="0.027">
                <text:p>0.027</text:p>
                <draw:g>
                  <svg:desc>'summary_counter_activists_Fraction of hateful persons'.B2:'summary_counter_activists_Fraction of hateful persons'.B7</svg:desc>
                </draw:g>
              </table:table-cell>
              <table:table-cell office:value-type="float" office:value="0.039">
                <text:p>0.039</text:p>
                <draw:g>
                  <svg:desc>'summary_counter_activists_Fraction of hateful persons'.C2:'summary_counter_activists_Fraction of hateful persons'.C7</svg:desc>
                </draw:g>
              </table:table-cell>
              <table:table-cell office:value-type="float" office:value="0.048">
                <text:p>0.048</text:p>
                <draw:g>
                  <svg:desc>'summary_counter_activists_Fraction of hateful persons'.D2:'summary_counter_activists_Fraction of hateful persons'.D7</svg:desc>
                </draw:g>
              </table:table-cell>
              <table:table-cell office:value-type="float" office:value="0.062">
                <text:p>0.062</text:p>
                <draw:g>
                  <svg:desc>'summary_counter_activists_Fraction of hateful persons'.E2:'summary_counter_activists_Fraction of hateful persons'.E7</svg:desc>
                </draw:g>
              </table:table-cell>
            </table:table-row>
            <table:table-row>
              <table:table-cell office:value-type="string">
                <text:p>setup 1</text:p>
              </table:table-cell>
              <table:table-cell office:value-type="float" office:value="0.033710843373494">
                <text:p>0.033710843373494</text:p>
              </table:table-cell>
              <table:table-cell office:value-type="float" office:value="0.0319363636363636">
                <text:p>0.0319363636363636</text:p>
              </table:table-cell>
              <table:table-cell office:value-type="float" office:value="0.044890977443609">
                <text:p>0.044890977443609</text:p>
              </table:table-cell>
              <table:table-cell office:value-type="float" office:value="0.0786704936854191">
                <text:p>0.0786704936854191</text:p>
              </table:table-cell>
            </table:table-row>
            <table:table-row>
              <table:table-cell office:value-type="string">
                <text:p>setup 2</text:p>
              </table:table-cell>
              <table:table-cell office:value-type="float" office:value="0.0261666666666667">
                <text:p>0.0261666666666667</text:p>
              </table:table-cell>
              <table:table-cell office:value-type="float" office:value="0.0428810126582279">
                <text:p>0.0428810126582279</text:p>
              </table:table-cell>
              <table:table-cell office:value-type="float" office:value="0.0531103074141049">
                <text:p>0.0531103074141049</text:p>
              </table:table-cell>
              <table:table-cell office:value-type="float" office:value="0.0546277915632754">
                <text:p>0.0546277915632754</text:p>
              </table:table-cell>
            </table:table-row>
            <table:table-row>
              <table:table-cell office:value-type="string">
                <text:p>setup 3</text:p>
              </table:table-cell>
              <table:table-cell office:value-type="float" office:value="0.0298655913978495">
                <text:p>0.0298655913978495</text:p>
              </table:table-cell>
              <table:table-cell office:value-type="float" office:value="0.0310837209302326">
                <text:p>0.0310837209302326</text:p>
              </table:table-cell>
              <table:table-cell office:value-type="float" office:value="0.0365862708719852">
                <text:p>0.0365862708719852</text:p>
              </table:table-cell>
              <table:table-cell office:value-type="float" office:value="0.0565084745762712">
                <text:p>0.0565084745762712</text:p>
              </table:table-cell>
            </table:table-row>
            <table:table-row>
              <table:table-cell office:value-type="string">
                <text:p>setup 4</text:p>
              </table:table-cell>
              <table:table-cell office:value-type="float" office:value="0.0314896907216495">
                <text:p>0.0314896907216495</text:p>
              </table:table-cell>
              <table:table-cell office:value-type="float" office:value="0.0344">
                <text:p>0.0344</text:p>
              </table:table-cell>
              <table:table-cell office:value-type="float" office:value="0.0500564373897707">
                <text:p>0.0500564373897707</text:p>
              </table:table-cell>
              <table:table-cell office:value-type="float" office:value="0.0458041958041958">
                <text:p>0.0458041958041958</text:p>
              </table:table-cell>
            </table:table-row>
            <table:table-row>
              <table:table-cell office:value-type="string">
                <text:p>setup 5</text:p>
              </table:table-cell>
              <table:table-cell office:value-type="float" office:value="0.0269375">
                <text:p>0.0269375</text:p>
              </table:table-cell>
              <table:table-cell office:value-type="float" office:value="0.0293793103448276">
                <text:p>0.0293793103448276</text:p>
              </table:table-cell>
              <table:table-cell office:value-type="float" office:value="0.0404252491694352">
                <text:p>0.0404252491694352</text:p>
              </table:table-cell>
              <table:table-cell office:value-type="float" office:value="0.0805450549450549">
                <text:p>0.0805450549450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8cm" svg:y="3.454cm" style:legend-expansion="high" chart:style-name="ch2"/>
        <chart:plot-area chart:style-name="ch3" table:cell-range-address="'summary_counter_activists_Fraction of hateful persons'.A28:'summary_counter_activists_Fraction of hateful persons'.E36 'summary_counter_activists_Fraction of hateful persons'.B27:'summary_counter_activists_Fraction of hateful persons'.E27" chart:data-source-has-labels="both" svg:x="0.32cm" svg:y="0.18cm" svg:width="12.938cm" svg:height="8.64cm">
          <chart:coordinate-region svg:x="1.232cm" svg:y="0.18cm" svg:width="11.887cm" svg:height="5.871cm"/>
          <chart:axis chart:dimension="x" chart:name="primary-x" chart:style-name="ch4" chartooo:axis-type="auto">
            <chartooo:date-scale/>
            <chart:categories table:cell-range-address="'summary_counter_activists_Fraction of hateful persons'.A28:'summary_counter_activists_Fraction of hateful persons'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ummary_counter_activists_Fraction of hateful persons'.B28:'summary_counter_activists_Fraction of hateful persons'.B36" chart:label-cell-address="'summary_counter_activists_Fraction of hateful persons'.B27:'summary_counter_activists_Fraction of hateful persons'.B27" chart:class="chart:line">
            <chart:data-point chart:repeated="9"/>
          </chart:series>
          <chart:series chart:style-name="ch7" chart:values-cell-range-address="'summary_counter_activists_Fraction of hateful persons'.C28:'summary_counter_activists_Fraction of hateful persons'.C36" chart:label-cell-address="'summary_counter_activists_Fraction of hateful persons'.C27:'summary_counter_activists_Fraction of hateful persons'.C27" chart:class="chart:line">
            <chart:data-point chart:repeated="9"/>
          </chart:series>
          <chart:series chart:style-name="ch8" chart:values-cell-range-address="'summary_counter_activists_Fraction of hateful persons'.D28:'summary_counter_activists_Fraction of hateful persons'.D36" chart:label-cell-address="'summary_counter_activists_Fraction of hateful persons'.D27:'summary_counter_activists_Fraction of hateful persons'.D27" chart:class="chart:line">
            <chart:data-point chart:repeated="9"/>
          </chart:series>
          <chart:series chart:style-name="ch9" chart:values-cell-range-address="'summary_counter_activists_Fraction of hateful persons'.E28:'summary_counter_activists_Fraction of hateful persons'.E36" chart:label-cell-address="'summary_counter_activists_Fraction of hateful persons'.E27:'summary_counter_activists_Fraction of hateful persons'.E27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_2000</text:p>
                <draw:g>
                  <svg:desc>'summary_counter_activists_Fraction of hateful persons'.B27:'summary_counter_activists_Fraction of hateful persons'.B27</svg:desc>
                </draw:g>
              </table:table-cell>
              <table:table-cell office:value-type="string">
                <text:p>1000_2500</text:p>
                <draw:g>
                  <svg:desc>'summary_counter_activists_Fraction of hateful persons'.C27:'summary_counter_activists_Fraction of hateful persons'.C27</svg:desc>
                </draw:g>
              </table:table-cell>
              <table:table-cell office:value-type="string">
                <text:p>2000_3500</text:p>
                <draw:g>
                  <svg:desc>'summary_counter_activists_Fraction of hateful persons'.D27:'summary_counter_activists_Fraction of hateful persons'.D27</svg:desc>
                </draw:g>
              </table:table-cell>
              <table:table-cell office:value-type="string">
                <text:p>5000_6500</text:p>
                <draw:g>
                  <svg:desc>'summary_counter_activists_Fraction of hateful persons'.E27:'summary_counter_activists_Fraction of hateful persons'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'summary_counter_activists_Fraction of hateful persons'.A28:'summary_counter_activists_Fraction of hateful persons'.A36</svg:desc>
                </draw:g>
              </table:table-cell>
              <table:table-cell office:value-type="float" office:value="0.027">
                <text:p>0.027</text:p>
                <draw:g>
                  <svg:desc>'summary_counter_activists_Fraction of hateful persons'.B28:'summary_counter_activists_Fraction of hateful persons'.B36</svg:desc>
                </draw:g>
              </table:table-cell>
              <table:table-cell office:value-type="float" office:value="0.039">
                <text:p>0.039</text:p>
                <draw:g>
                  <svg:desc>'summary_counter_activists_Fraction of hateful persons'.C28:'summary_counter_activists_Fraction of hateful persons'.C36</svg:desc>
                </draw:g>
              </table:table-cell>
              <table:table-cell office:value-type="float" office:value="0.048">
                <text:p>0.048</text:p>
                <draw:g>
                  <svg:desc>'summary_counter_activists_Fraction of hateful persons'.D28:'summary_counter_activists_Fraction of hateful persons'.D36</svg:desc>
                </draw:g>
              </table:table-cell>
              <table:table-cell office:value-type="float" office:value="0.062">
                <text:p>0.062</text:p>
                <draw:g>
                  <svg:desc>'summary_counter_activists_Fraction of hateful persons'.E28:'summary_counter_activists_Fraction of hateful persons'.E36</svg:desc>
                </draw:g>
              </table:table-cell>
            </table:table-row>
            <table:table-row>
              <table:table-cell office:value-type="string">
                <text:p>setup 1</text:p>
              </table:table-cell>
              <table:table-cell office:value-type="float" office:value="0.033710843373494">
                <text:p>0.033710843373494</text:p>
              </table:table-cell>
              <table:table-cell office:value-type="float" office:value="0.0319363636363636">
                <text:p>0.0319363636363636</text:p>
              </table:table-cell>
              <table:table-cell office:value-type="float" office:value="0.044890977443609">
                <text:p>0.044890977443609</text:p>
              </table:table-cell>
              <table:table-cell office:value-type="float" office:value="0.0786704936854191">
                <text:p>0.0786704936854191</text:p>
              </table:table-cell>
            </table:table-row>
            <table:table-row>
              <table:table-cell office:value-type="string">
                <text:p>setup 1-pref</text:p>
              </table:table-cell>
              <table:table-cell office:value-type="float" office:value="0.0304252873563218">
                <text:p>0.0304252873563218</text:p>
              </table:table-cell>
              <table:table-cell office:value-type="float" office:value="0.0446536585365854">
                <text:p>0.0446536585365854</text:p>
              </table:table-cell>
              <table:table-cell office:value-type="float" office:value="0.0342628571428571">
                <text:p>0.0342628571428571</text:p>
              </table:table-cell>
              <table:table-cell office:value-type="float" office:value="0.0503811710677382">
                <text:p>0.0503811710677382</text:p>
              </table:table-cell>
            </table:table-row>
            <table:table-row>
              <table:table-cell office:value-type="string">
                <text:p>setup 2</text:p>
              </table:table-cell>
              <table:table-cell office:value-type="float" office:value="0.0298655913978495">
                <text:p>0.0298655913978495</text:p>
              </table:table-cell>
              <table:table-cell office:value-type="float" office:value="0.0310837209302326">
                <text:p>0.0310837209302326</text:p>
              </table:table-cell>
              <table:table-cell office:value-type="float" office:value="0.0365862708719852">
                <text:p>0.0365862708719852</text:p>
              </table:table-cell>
              <table:table-cell office:value-type="float" office:value="0.0565084745762712">
                <text:p>0.0565084745762712</text:p>
              </table:table-cell>
            </table:table-row>
            <table:table-row>
              <table:table-cell office:value-type="string">
                <text:p>setup 2-pref</text:p>
              </table:table-cell>
              <table:table-cell office:value-type="float" office:value="0.0348695652173913">
                <text:p>0.0348695652173913</text:p>
              </table:table-cell>
              <table:table-cell office:value-type="float" office:value="0.0303571428571429">
                <text:p>0.0303571428571429</text:p>
              </table:table-cell>
              <table:table-cell office:value-type="float" office:value="0.046015037593985">
                <text:p>0.046015037593985</text:p>
              </table:table-cell>
              <table:table-cell office:value-type="float" office:value="0.0592982086406744">
                <text:p>0.0592982086406744</text:p>
              </table:table-cell>
            </table:table-row>
            <table:table-row>
              <table:table-cell office:value-type="string">
                <text:p>setup 3</text:p>
              </table:table-cell>
              <table:table-cell office:value-type="float" office:value="0.0261666666666667">
                <text:p>0.0261666666666667</text:p>
              </table:table-cell>
              <table:table-cell office:value-type="float" office:value="0.0428810126582279">
                <text:p>0.0428810126582279</text:p>
              </table:table-cell>
              <table:table-cell office:value-type="float" office:value="0.0531103074141049">
                <text:p>0.0531103074141049</text:p>
              </table:table-cell>
              <table:table-cell office:value-type="float" office:value="0.0546277915632754">
                <text:p>0.0546277915632754</text:p>
              </table:table-cell>
            </table:table-row>
            <table:table-row>
              <table:table-cell office:value-type="string">
                <text:p>setup 4</text:p>
              </table:table-cell>
              <table:table-cell office:value-type="float" office:value="0.0314896907216495">
                <text:p>0.0314896907216495</text:p>
              </table:table-cell>
              <table:table-cell office:value-type="float" office:value="0.0344">
                <text:p>0.0344</text:p>
              </table:table-cell>
              <table:table-cell office:value-type="float" office:value="0.0500564373897707">
                <text:p>0.0500564373897707</text:p>
              </table:table-cell>
              <table:table-cell office:value-type="float" office:value="0.0458041958041958">
                <text:p>0.0458041958041958</text:p>
              </table:table-cell>
            </table:table-row>
            <table:table-row>
              <table:table-cell office:value-type="string">
                <text:p>setup 4-pref</text:p>
              </table:table-cell>
              <table:table-cell office:value-type="float" office:value="0.0269375">
                <text:p>0.0269375</text:p>
              </table:table-cell>
              <table:table-cell office:value-type="float" office:value="0.0293793103448276">
                <text:p>0.0293793103448276</text:p>
              </table:table-cell>
              <table:table-cell office:value-type="float" office:value="0.0404252491694352">
                <text:p>0.0404252491694352</text:p>
              </table:table-cell>
              <table:table-cell office:value-type="float" office:value="0.0805450549450549">
                <text:p>0.0805450549450549</text:p>
              </table:table-cell>
            </table:table-row>
            <table:table-row>
              <table:table-cell office:value-type="string">
                <text:p>setup 4-pref-center</text:p>
              </table:table-cell>
              <table:table-cell office:value-type="float" office:value="0.0265360824742268">
                <text:p>0.0265360824742268</text:p>
              </table:table-cell>
              <table:table-cell office:value-type="float" office:value="0.0370526315789474">
                <text:p>0.0370526315789474</text:p>
              </table:table-cell>
              <table:table-cell office:value-type="float" office:value="0.0507142857142857">
                <text:p>0.0507142857142857</text:p>
              </table:table-cell>
              <table:table-cell office:value-type="float" office:value="0.0671594202898551">
                <text:p>0.06715942028985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7.198cm" xlink:href=".." xlink:type="simple" chart:class="chart:line" chart:style-name="ch1">
        <chart:legend chart:legend-position="end" svg:x="13.915cm" svg:y="2.553cm" style:legend-expansion="high" chart:style-name="ch2"/>
        <chart:plot-area chart:style-name="ch3" table:cell-range-address="'summary_counter_activists_Fraction of hateful persons'.A1:'summary_counter_activists_Fraction of hateful persons'.E7" chart:data-source-has-labels="both" svg:x="1.475cm" svg:y="0.143cm" svg:width="12.12cm" svg:height="6.912cm">
          <chart:coordinate-region svg:x="2.387cm" svg:y="0.342cm" svg:width="10.638cm" svg:height="6.066cm"/>
          <chart:axis chart:dimension="x" chart:name="primary-x" chart:style-name="ch4" chartooo:axis-type="auto">
            <chartooo:date-scale/>
            <chart:categories table:cell-range-address="'summary_counter_activists_Fraction of hateful persons'.A2:'summary_counter_activists_Fraction of hateful persons'.A7"/>
          </chart:axis>
          <chart:axis chart:dimension="y" chart:name="primary-y" chart:style-name="ch4">
            <chart:title svg:x="0.451cm" svg:y="5.557cm" chart:style-name="ch5">
              <text:p>fraction hateful persons</text:p>
            </chart:title>
            <chart:grid chart:style-name="ch6" chart:class="major"/>
          </chart:axis>
          <chart:series chart:style-name="ch7" chart:values-cell-range-address="'summary_counter_activists_Fraction of hateful persons'.B2:'summary_counter_activists_Fraction of hateful persons'.B7" chart:label-cell-address="'summary_counter_activists_Fraction of hateful persons'.B1:'summary_counter_activists_Fraction of hateful persons'.B1" chart:class="chart:line">
            <chart:data-point chart:repeated="6"/>
          </chart:series>
          <chart:series chart:style-name="ch8" chart:values-cell-range-address="'summary_counter_activists_Fraction of hateful persons'.C2:'summary_counter_activists_Fraction of hateful persons'.C7" chart:label-cell-address="'summary_counter_activists_Fraction of hateful persons'.C1:'summary_counter_activists_Fraction of hateful persons'.C1" chart:class="chart:line">
            <chart:data-point chart:repeated="6"/>
          </chart:series>
          <chart:series chart:style-name="ch9" chart:values-cell-range-address="'summary_counter_activists_Fraction of hateful persons'.D2:'summary_counter_activists_Fraction of hateful persons'.D7" chart:label-cell-address="'summary_counter_activists_Fraction of hateful persons'.D1:'summary_counter_activists_Fraction of hateful persons'.D1" chart:class="chart:line">
            <chart:data-point chart:repeated="6"/>
          </chart:series>
          <chart:series chart:style-name="ch10" chart:values-cell-range-address="'summary_counter_activists_Fraction of hateful persons'.E2:'summary_counter_activists_Fraction of hateful persons'.E7" chart:label-cell-address="'summary_counter_activists_Fraction of hateful persons'.E1:'summary_counter_activists_Fraction of hateful persons'.E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summary_counter_activists_Fraction of hateful persons'.B1:'summary_counter_activists_Fraction of hateful persons'.B1</svg:desc>
                </draw:g>
              </table:table-cell>
              <table:table-cell office:value-type="string">
                <text:p>1000</text:p>
                <draw:g>
                  <svg:desc>'summary_counter_activists_Fraction of hateful persons'.C1:'summary_counter_activists_Fraction of hateful persons'.C1</svg:desc>
                </draw:g>
              </table:table-cell>
              <table:table-cell office:value-type="string">
                <text:p>2000</text:p>
                <draw:g>
                  <svg:desc>'summary_counter_activists_Fraction of hateful persons'.D1:'summary_counter_activists_Fraction of hateful persons'.D1</svg:desc>
                </draw:g>
              </table:table-cell>
              <table:table-cell office:value-type="string">
                <text:p>5000</text:p>
                <draw:g>
                  <svg:desc>'summary_counter_activists_Fraction of hateful persons'.E1:'summary_counter_activists_Fraction of hateful perso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'summary_counter_activists_Fraction of hateful persons'.A2:'summary_counter_activists_Fraction of hateful persons'.A7</svg:desc>
                </draw:g>
              </table:table-cell>
              <table:table-cell office:value-type="float" office:value="0.027">
                <text:p>0.027</text:p>
                <draw:g>
                  <svg:desc>'summary_counter_activists_Fraction of hateful persons'.B2:'summary_counter_activists_Fraction of hateful persons'.B7</svg:desc>
                </draw:g>
              </table:table-cell>
              <table:table-cell office:value-type="float" office:value="0.039">
                <text:p>0.039</text:p>
                <draw:g>
                  <svg:desc>'summary_counter_activists_Fraction of hateful persons'.C2:'summary_counter_activists_Fraction of hateful persons'.C7</svg:desc>
                </draw:g>
              </table:table-cell>
              <table:table-cell office:value-type="float" office:value="0.048">
                <text:p>0.048</text:p>
                <draw:g>
                  <svg:desc>'summary_counter_activists_Fraction of hateful persons'.D2:'summary_counter_activists_Fraction of hateful persons'.D7</svg:desc>
                </draw:g>
              </table:table-cell>
              <table:table-cell office:value-type="float" office:value="0.062">
                <text:p>0.062</text:p>
                <draw:g>
                  <svg:desc>'summary_counter_activists_Fraction of hateful persons'.E2:'summary_counter_activists_Fraction of hateful persons'.E7</svg:desc>
                </draw:g>
              </table:table-cell>
            </table:table-row>
            <table:table-row>
              <table:table-cell office:value-type="string">
                <text:p>setup 1</text:p>
              </table:table-cell>
              <table:table-cell office:value-type="float" office:value="0.033710843373494">
                <text:p>0.033710843373494</text:p>
              </table:table-cell>
              <table:table-cell office:value-type="float" office:value="0.0319363636363636">
                <text:p>0.0319363636363636</text:p>
              </table:table-cell>
              <table:table-cell office:value-type="float" office:value="0.044890977443609">
                <text:p>0.044890977443609</text:p>
              </table:table-cell>
              <table:table-cell office:value-type="float" office:value="0.0786704936854191">
                <text:p>0.0786704936854191</text:p>
              </table:table-cell>
            </table:table-row>
            <table:table-row>
              <table:table-cell office:value-type="string">
                <text:p>setup 2</text:p>
              </table:table-cell>
              <table:table-cell office:value-type="float" office:value="0.0261666666666667">
                <text:p>0.0261666666666667</text:p>
              </table:table-cell>
              <table:table-cell office:value-type="float" office:value="0.0428810126582279">
                <text:p>0.0428810126582279</text:p>
              </table:table-cell>
              <table:table-cell office:value-type="float" office:value="0.0531103074141049">
                <text:p>0.0531103074141049</text:p>
              </table:table-cell>
              <table:table-cell office:value-type="float" office:value="0.0546277915632754">
                <text:p>0.0546277915632754</text:p>
              </table:table-cell>
            </table:table-row>
            <table:table-row>
              <table:table-cell office:value-type="string">
                <text:p>setup 3</text:p>
              </table:table-cell>
              <table:table-cell office:value-type="float" office:value="0.0298655913978495">
                <text:p>0.0298655913978495</text:p>
              </table:table-cell>
              <table:table-cell office:value-type="float" office:value="0.0310837209302326">
                <text:p>0.0310837209302326</text:p>
              </table:table-cell>
              <table:table-cell office:value-type="float" office:value="0.0365862708719852">
                <text:p>0.0365862708719852</text:p>
              </table:table-cell>
              <table:table-cell office:value-type="float" office:value="0.0565084745762712">
                <text:p>0.0565084745762712</text:p>
              </table:table-cell>
            </table:table-row>
            <table:table-row>
              <table:table-cell office:value-type="string">
                <text:p>setup 4</text:p>
              </table:table-cell>
              <table:table-cell office:value-type="float" office:value="0.0314896907216495">
                <text:p>0.0314896907216495</text:p>
              </table:table-cell>
              <table:table-cell office:value-type="float" office:value="0.0344">
                <text:p>0.0344</text:p>
              </table:table-cell>
              <table:table-cell office:value-type="float" office:value="0.0500564373897707">
                <text:p>0.0500564373897707</text:p>
              </table:table-cell>
              <table:table-cell office:value-type="float" office:value="0.0458041958041958">
                <text:p>0.0458041958041958</text:p>
              </table:table-cell>
            </table:table-row>
            <table:table-row>
              <table:table-cell office:value-type="string">
                <text:p>setup 5</text:p>
              </table:table-cell>
              <table:table-cell office:value-type="float" office:value="0.0269375">
                <text:p>0.0269375</text:p>
              </table:table-cell>
              <table:table-cell office:value-type="float" office:value="0.0293793103448276">
                <text:p>0.0293793103448276</text:p>
              </table:table-cell>
              <table:table-cell office:value-type="float" office:value="0.0404252491694352">
                <text:p>0.0404252491694352</text:p>
              </table:table-cell>
              <table:table-cell office:value-type="float" office:value="0.0805450549450549">
                <text:p>0.0805450549450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